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Handler.isSimpleExpression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andler.apply( FaceletContext faceletContext , UIComponent parent )</text:p>
          </table:table-cell>
          <table:table-cell office:value-type="float" office:value="59">
            <text:p text:style-name="Table_20_Contents">5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00">
            <text:p text:style-name="Table_20_Contents">200</text:p>
          </table:table-cell>
        </table:table-row>
        <table:table-row>
          <table:table-cell office:value-type="string">
            <text:p text:style-name="Table_20_Contents">AttributeHandler.isMethodOrValueExpression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andler.setConverter( FaceletContext faceletContext , UIComponent parent , String nameValue , ValueExpression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Handler.setConverter( FaceletContext faceletContext , UIComponent parent , String name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Handler.AttributeHandler( Tag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Handler.removeElParenthesis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andler.getExpression( FaceletContext face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Handler.getMethodExpression( FaceletContext faceletContext , Class returnTyp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